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697a" officeooo:paragraph-rsid="0016697a"/>
    </style:style>
    <style:style style:name="P2" style:family="paragraph" style:parent-style-name="Standard">
      <style:text-properties officeooo:rsid="0017b14c" officeooo:paragraph-rsid="0017b14c"/>
    </style:style>
    <style:style style:name="P3" style:family="paragraph" style:parent-style-name="Standard" style:list-style-name="L1">
      <style:text-properties officeooo:rsid="0017b14c" officeooo:paragraph-rsid="0017b14c"/>
    </style:style>
    <style:style style:name="P4" style:family="paragraph" style:parent-style-name="Standard" style:list-style-name="L2">
      <style:text-properties officeooo:rsid="0017b14c" officeooo:paragraph-rsid="0017b14c"/>
    </style:style>
    <style:style style:name="P5" style:family="paragraph" style:parent-style-name="Standard" style:list-style-name="L3">
      <style:text-properties officeooo:rsid="0017b14c" officeooo:paragraph-rsid="0017b14c"/>
    </style:style>
    <style:style style:name="P6" style:family="paragraph" style:parent-style-name="Standard">
      <style:text-properties officeooo:rsid="001975cd" officeooo:paragraph-rsid="001975cd"/>
    </style:style>
    <style:style style:name="T1" style:family="text">
      <style:text-properties officeooo:rsid="001975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e2</text:p>
      <text:p text:style-name="P1"/>
      <text:p text:style-name="P2">Hacer ágil: Prácticas: </text:p>
      <text:list xml:id="list4094004442" text:style-name="L1">
        <text:list-item>
          <text:p text:style-name="P3">Manejar eficientemente prioridades</text:p>
        </text:list-item>
        <text:list-item>
          <text:p text:style-name="P3">Mejorar la productividad</text:p>
        </text:list-item>
        <text:list-item>
          <text:p text:style-name="P3">Aumentar la calidad</text:p>
        </text:list-item>
        <text:list-item>
          <text:p text:style-name="P3">Reducir el riesgo</text:p>
        </text:list-item>
      </text:list>
      <text:p text:style-name="P2"/>
      <text:p text:style-name="P2">Ser ágil: Mindset: </text:p>
      <text:list xml:id="list2263356841" text:style-name="L2">
        <text:list-item>
          <text:p text:style-name="P4">Disfrutar el trabajo</text:p>
        </text:list-item>
        <text:list-item>
          <text:p text:style-name="P4">Innovación y creatividad</text:p>
        </text:list-item>
        <text:list-item>
          <text:p text:style-name="P4">Aprendizaje continuo</text:p>
        </text:list-item>
        <text:list-item>
          <text:p text:style-name="P4">Satisfacción del clientesEngagement</text:p>
        </text:list-item>
      </text:list>
      <text:p text:style-name="P2"/>
      <text:p text:style-name="P2">Metodología cascada: Riesgo muy alto, porque se invierte mucho tiempo en sacarlo al mercado</text:p>
      <text:p text:style-name="P2">Es posible que no generemos valor a los usuarios </text:p>
      <text:p text:style-name="P2"/>
      <text:p text:style-name="P2">Metodología ágil: aprendo en cada proceso corto,</text:p>
      <text:p text:style-name="P2"/>
      <text:p text:style-name="P2">3 Leyes de Steve Deming</text:p>
      <text:p text:style-name="P2"/>
      <text:list xml:id="list1860463399" text:style-name="L3">
        <text:list-item>
          <text:p text:style-name="P5">Ley del cliente: el cliente está en el centro, <text:span text:style-name="T1">resolvemos las necesidades del cliente</text:span></text:p>
        </text:list-item>
        <text:list-item>
          <text:p text:style-name="P5">Ley del equipo pequeño: se trabaja en pequeñas células</text:p>
        </text:list-item>
        <text:list-item>
          <text:p text:style-name="P5">Ley de la red: se trabaja interconectados, <text:span text:style-name="T1">no trabajar jerarquicamente</text:span></text:p>
        </text:list-item>
      </text:list>
      <text:p text:style-name="P2"/>
      <text:p text:style-name="P6">ágil vs tradicionales</text:p>
      <text:p text:style-name="P6"/>
      <text:p text:style-name="P6">ágil: me permite agregar valor en iteraciones cortas, el costo del cambio es lineal</text:p>
      <text:p text:style-name="P6">tradicional: no puedo agregar tareas si no termino la que estoy haciendo, soy transparente al principio y al final, el cliente no sabe como se desarrolla el proyecto en el medio, el stres aumenta al final y much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2T13:39:45.791000000</meta:creation-date>
    <dc:date>2021-04-02T14:41:38.217000000</dc:date>
    <meta:editing-duration>PT41M21S</meta:editing-duration>
    <meta:editing-cycles>2</meta:editing-cycles>
    <meta:generator>LibreOffice/6.4.2.2$Windows_X86_64 LibreOffice_project/4e471d8c02c9c90f512f7f9ead8875b57fcb1ec3</meta:generator>
    <meta:document-statistic meta:table-count="0" meta:image-count="0" meta:object-count="0" meta:page-count="1" meta:paragraph-count="21" meta:word-count="164" meta:character-count="988" meta:non-whitespace-character-count="853"/>
  </office:meta>
</office:document-meta>
</file>